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84d5" officeooo:paragraph-rsid="000584d5"/>
    </style:style>
    <style:style style:name="P2" style:family="paragraph" style:parent-style-name="Standard">
      <style:text-properties officeooo:rsid="000584d5" officeooo:paragraph-rsid="00075b26"/>
    </style:style>
    <style:style style:name="P3" style:family="paragraph" style:parent-style-name="Standard">
      <style:text-properties officeooo:rsid="00075b26" officeooo:paragraph-rsid="00075b26"/>
    </style:style>
    <style:style style:name="P4" style:family="paragraph" style:parent-style-name="Standard">
      <style:text-properties officeooo:rsid="000930ea" officeooo:paragraph-rsid="000930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t 1:</text:p>
      <text:p text:style-name="P1"/>
      <text:p text:style-name="P1">features of object oriented programming</text:p>
      <text:p text:style-name="P2">array concept and datatypes(quadratic equation)</text:p>
      <text:p text:style-name="P1">total count of odd/even/positive/negative</text:p>
      <text:p text:style-name="P1">polymorphism</text:p>
      <text:p text:style-name="P1">inheritance</text:p>
      <text:p text:style-name="P1">difference between method overloading and method over riding</text:p>
      <text:p text:style-name="P1">(runtime polymorpism and compile time polymorphism).</text:p>
      <text:p text:style-name="P1">Linear search</text:p>
      <text:p text:style-name="P1">get details and display program</text:p>
      <text:p text:style-name="P1"/>
      <text:p text:style-name="P1">unit 2:</text:p>
      <text:p text:style-name="P1">what are the various methods in a string ? ex.. concat,length etc...</text:p>
      <text:p text:style-name="P1">difference between list,set and map interface</text:p>
      <text:p text:style-name="P1">array list class(list iterator)(both 1 person details and multiple persons details)</text:p>
      <text:p text:style-name="P1">hash table(a/c number as key and a/c holder name as value )</text:p>
      <text:p text:style-name="P1"/>
      <text:p text:style-name="P3">unit 3:</text:p>
      <text:p text:style-name="P3">different types of exceptions (programs)</text:p>
      <text:p text:style-name="P3">multiple catch statements</text:p>
      <text:p text:style-name="P3">threads...(life cycle of thread)...(two ways of threads creation)...</text:p>
      <text:p text:style-name="P3">define multi threading and creating multiple threads and applying for t2...</text:p>
      <text:p text:style-name="P3">what is synchranisation and where do we use it...</text:p>
      <text:p text:style-name="P3">program to generate a fibinacci series by using thread class...</text:p>
      <text:p text:style-name="P3">program for using various thread methods(get priority..sleep..join..etc...)</text:p>
      <text:p text:style-name="P3"/>
      <text:p text:style-name="P3">unit 4:</text:p>
      <text:p text:style-name="P3">jdbc program</text:p>
      <text:p text:style-name="P4">various io streams</text:p>
      <text:p text:style-name="P4">differentiate between character stream and byte stream</text:p>
      <text:p text:style-name="P4">read a byte and write a byte using file input stream and file output stream</text:p>
      <text:p text:style-name="P4">char array writer..,.common text in different files...</text:p>
      <text:p text:style-name="P4">file creating , deleting , and renaming a file ...</text:p>
      <text:p text:style-name="P4">console stream ...</text:p>
      <text:p text:style-name="P4"/>
      <text:p text:style-name="P4">unit 5:</text:p>
      <text:p text:style-name="P4">life cycle of applet</text:p>
      <text:p text:style-name="P4">what is event listener</text:p>
      <text:p text:style-name="P4">various event class present in mouse event listener and action event listener</text:p>
      <text:p text:style-name="P4">draw a different geometrical shapes using applet viewer (line,arc,rectangle,square)</text:p>
      <text:p text:style-name="P4">to design a frame size layout using awt</text:p>
      <text:p text:style-name="P1"/>
      <text:p text:style-name="P1"/>
      <text:p text:style-name="P4">thankyou..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1:09:56.826010575</meta:creation-date>
    <dc:date>2018-09-03T11:38:25.383565695</dc:date>
    <meta:editing-duration>PT6M57S</meta:editing-duration>
    <meta:editing-cycles>1</meta:editing-cycles>
    <meta:document-statistic meta:table-count="0" meta:image-count="0" meta:object-count="0" meta:page-count="1" meta:paragraph-count="38" meta:word-count="226" meta:character-count="1524" meta:non-whitespace-character-count="1336"/>
    <meta:generator>LibreOffice/6.0.3.2$Linux_X86_64 LibreOffice_project/00m0$Build-2</meta:generator>
  </office:meta>
</office:document-meta>
</file>